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7E74A2248EF7BF9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font-variant="normal" fo:text-transform="none" fo:color="#610506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6cm" svg:height="15.746cm" svg:x="0.002cm" svg:y="0.002cm">
          <draw:image xlink:href="Pictures/1000000000000500000002D07E74A2248EF7BF97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heals on the Sabbath</text:span></text:p>
            <text:p text:style-name="P3"><text:span text:style-name="T2">(John </text:span><text:span text:style-name="T3">5:1-15</text:span><text:span text:style-name="T2">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2-27T14:51:14.185000000</dc:date>
    <meta:editing-duration>PT2H25M8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